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2cm" svg:stroke-color="#333333" draw:marker-start-width="0.508cm" draw:marker-end-width="0.508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_32__20_Dots_20_1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okkakaav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style-name="gr1" svg:width="2.696cm" svg:height="1.858cm" svg:x="3.859cm" svg:y="1.6cm"><text:p text:style-name="P2">Shakkipeli</text:p><draw:enhanced-geometry svg:viewBox="0 0 21600 21600" draw:type="rectangle" draw:enhanced-path="M 0 0 L 21600 0 21600 21600 0 21600 0 0 Z N"/></draw:custom-shape><draw:custom-shape text:anchor-type="paragraph" draw:z-index="0" draw:style-name="gr1" svg:width="1.721cm" svg:height="1.075cm" svg:x="8.834cm" svg:y="0.335cm"><text:p><text:s text:c="2"/>Pelaaja</text:p><text:p/><draw:enhanced-geometry svg:viewBox="0 0 21600 21600" draw:type="rectangle" draw:enhanced-path="M 0 0 L 21600 0 21600 21600 0 21600 0 0 Z N"/></draw:custom-shape><draw:line text:anchor-type="paragraph" draw:z-index="3" draw:style-name="gr2" draw:text-style-name="P2" svg:x1="6.267cm" svg:y1="1.388cm" svg:x2="8.698cm" svg:y2="0.811cm"><text:p text:style-name="P2">1 <text:s text:c="18"/>2</text:p></draw:line><draw:line text:anchor-type="paragraph" draw:z-index="2" draw:style-name="gr2" draw:text-style-name="P2" svg:x1="2.401cm" svg:y1="2.245cm" svg:x2="3.671cm" svg:y2="2.245cm"><text:p text:style-name="P2">1 <text:s text:c="8"/>1</text:p></draw:line><draw:custom-shape text:anchor-type="paragraph" draw:z-index="7" draw:style-name="gr1" svg:width="2.008cm" svg:height="1.572cm" svg:x="8.357cm" svg:y="3.558cm"><text:p text:style-name="P2">Asema</text:p><draw:enhanced-geometry svg:viewBox="0 0 21600 21600" draw:type="rectangle" draw:enhanced-path="M 0 0 L 21600 0 21600 21600 0 21600 0 0 Z N"/></draw:custom-shape><draw:custom-shape text:anchor-type="paragraph" draw:z-index="8" draw:style-name="gr1" svg:width="1.87cm" svg:height="1.472cm" svg:x="11.643cm" svg:y="2.933cm"><text:p text:style-name="P2">Pelilauta</text:p><draw:enhanced-geometry svg:viewBox="0 0 21600 21600" draw:type="rectangle" draw:enhanced-path="M 0 0 L 21600 0 21600 21600 0 21600 0 0 Z N"/></draw:custom-shape><draw:line text:anchor-type="paragraph" draw:z-index="10" draw:style-name="gr2" draw:text-style-name="P2" svg:x1="10.373cm" svg:y1="3.674cm" svg:x2="11.643cm" svg:y2="3.674cm"><text:p text:style-name="P2">1 <text:s text:c="8"/>1</text:p></draw:line><draw:custom-shape text:anchor-type="paragraph" draw:z-index="1" draw:style-name="gr1" draw:text-style-name="P2" svg:width="2.234cm" svg:height="1.059cm" svg:x="15.236cm" svg:y="3.039cm"><text:p text:style-name="P2">Nappula</text:p><draw:enhanced-geometry svg:viewBox="0 0 21600 21600" draw:type="rectangle" draw:enhanced-path="M 0 0 L 21600 0 21600 21600 0 21600 0 0 Z N"/></draw:custom-shape><draw:polyline text:anchor-type="paragraph" draw:z-index="4" draw:style-name="gr3" draw:text-style-name="P2" svg:width="0cm" svg:height="0cm" svg:x="14.374cm" svg:y="3.658cm" svg:viewBox="0 0 0 0" draw:points="0,0 0,0"><text:p text:style-name="P2">1 <text:s text:c="8"/>64*</text:p></draw:polyline><draw:line text:anchor-type="paragraph" draw:z-index="11" draw:style-name="gr4" draw:text-style-name="P2" svg:x1="11.608cm" svg:y1="0.467cm" svg:x2="16.582cm" svg:y2="2.531cm"><text:p text:style-name="P2">Yhteys reaalimaailmassa</text:p><text:p text:style-name="P2">Vaikkei pelin luokkarakenteessa olekaan</text:p></draw:line><draw:custom-shape text:anchor-type="paragraph" draw:z-index="12" draw:style-name="gr1" svg:width="3.723cm" svg:height="1.472cm" svg:x="4.535cm" svg:y="5.886cm"><text:p text:style-name="P2">Siirtotilasto</text:p><draw:enhanced-geometry svg:viewBox="0 0 21600 21600" draw:type="rectangle" draw:enhanced-path="M 0 0 L 21600 0 21600 21600 0 21600 0 0 Z N"/></draw:custom-shape><draw:custom-shape text:anchor-type="paragraph" draw:z-index="13" draw:style-name="gr1" svg:width="3.723cm" svg:height="1.472cm" svg:x="-1.127cm" svg:y="7.474cm"><text:p text:style-name="P2">Siirto</text:p><draw:enhanced-geometry svg:viewBox="0 0 21600 21600" draw:type="rectangle" draw:enhanced-path="M 0 0 L 21600 0 21600 21600 0 21600 0 0 Z N"/></draw:custom-shape><draw:custom-shape text:anchor-type="paragraph" draw:z-index="5" draw:style-name="gr1" svg:width="3.723cm" svg:height="1.472cm" svg:x="-1.577cm" svg:y="1.468cm"><text:p text:style-name="P2">Tekstikäyttöliittymä</text:p><draw:enhanced-geometry svg:viewBox="0 0 21600 21600" draw:type="rectangle" draw:enhanced-path="M 0 0 L 21600 0 21600 21600 0 21600 0 0 Z N"/></draw:custom-shape><draw:custom-shape text:anchor-type="paragraph" draw:z-index="14" draw:style-name="gr1" svg:width="3.723cm" svg:height="1.472cm" svg:x="-1.312cm" svg:y="4.352cm"><text:p text:style-name="P2">Ruutu</text:p><draw:enhanced-geometry svg:viewBox="0 0 21600 21600" draw:type="rectangle" draw:enhanced-path="M 0 0 L 21600 0 21600 21600 0 21600 0 0 Z N"/></draw:custom-shape><draw:line text:anchor-type="paragraph" draw:z-index="9" draw:style-name="gr2" draw:text-style-name="P2" svg:x1="6.555cm" svg:y1="3.457cm" svg:x2="7.957cm" svg:y2="4.071cm"><text:p text:style-name="P2">1 <text:s text:c="8"/>1</text:p><text:p text:style-name="P2">Kullakin hetkellä 1 asema</text:p></draw:line><draw:line text:anchor-type="paragraph" draw:z-index="15" draw:style-name="gr2" draw:text-style-name="P2" svg:x1="4.808cm" svg:y1="3.611cm" svg:x2="6.104cm" svg:y2="5.595cm"><text:p text:style-name="P2">1 <text:s text:c="8"/>1</text:p></draw:line><draw:line text:anchor-type="paragraph" draw:z-index="16" draw:style-name="gr2" draw:text-style-name="P2" svg:x1="2.85cm" svg:y1="8.32cm" svg:x2="4.305cm" svg:y2="7.394cm"><text:p text:style-name="P2">* <text:s text:c="8"/>1</text:p></draw:line><draw:line text:anchor-type="paragraph" draw:z-index="17" draw:style-name="gr2" draw:text-style-name="P2" svg:x1="0.344cm" svg:y1="6.944cm" svg:x2="0.337cm" svg:y2="6.23cm"><text:p text:style-name="P2">1 <text:s text:c="9"/>2</text:p></draw:line><draw:line text:anchor-type="paragraph" draw:z-index="18" draw:style-name="gr2" draw:text-style-name="P2" svg:x1="0.813cm" svg:y1="3.383cm" svg:x2="0.813cm" svg:y2="3.955cm"><text:p text:style-name="P2">1 <text:s text:c="8"/>2</text:p><text:p text:style-name="P2">kerrallaan</text:p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Laurila</meta:initial-creator>
    <meta:creation-date>2013-05-16T20:53:17</meta:creation-date>
    <dc:date>2013-06-18T00:32:56</dc:date>
    <dc:creator>Mikko Laurila</dc:creator>
    <meta:editing-duration>PT3M49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